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P1" style:family="paragraph" style:parent-style-name="Standard">
      <style:text-properties officeooo:rsid="001b2cd7" officeooo:paragraph-rsid="001b2cd7"/>
    </style:style>
    <style:style style:name="P2" style:family="paragraph" style:parent-style-name="Standard">
      <style:text-properties officeooo:rsid="001b2cd7" officeooo:paragraph-rsid="001ba95d"/>
    </style:style>
    <style:style style:name="P3" style:family="paragraph" style:parent-style-name="Standard">
      <style:text-properties officeooo:rsid="001ba95d" officeooo:paragraph-rsid="001ba95d"/>
    </style:style>
    <style:style style:name="P4" style:family="paragraph" style:parent-style-name="List_20_Paragraph" style:list-style-name="WWNum3"/>
    <style:style style:name="P5" style:family="paragraph" style:parent-style-name="List_20_Paragraph" style:list-style-name="WWNum1"/>
    <style:style style:name="P6" style:family="paragraph" style:parent-style-name="List_20_Paragraph" style:list-style-name="WWNum4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53f0" style:font-weight-asian="bold" style:font-weight-complex="bold"/>
    </style:style>
    <style:style style:name="T3" style:family="text">
      <style:text-properties officeooo:rsid="001ba9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<text:span text:style-name="T2">bl</text:span><text:span text:style-name="T1">Requerimentos Projeto Final</text:span></text:p>
      <text:list xml:id="list2271891806" text:style-name="WWNum3">
        <text:list-item>
          <text:p text:style-name="P4">Requerimentos não funcionais</text:p>
        </text:list-item>
      </text:list>
      <text:list text:style-name="WWNum1">
        <text:list-item>
          <text:p text:style-name="P5">Cross-platform</text:p>
        </text:list-item>
        <text:list-item>
          <text:p text:style-name="P5">Segurança autenticação</text:p>
        </text:list-item>
        <text:list-item>
          <text:p text:style-name="P5">Segurança RGPD</text:p>
        </text:list-item>
        <text:list-item>
          <text:p text:style-name="P5">Segurança anti-burlas/fraude (autenticação forte na criação de contas)</text:p>
        </text:list-item>
        <text:list-item>
          <text:p text:style-name="P5">Boa performance / fluidez em baixa conexão (não ser muito pesado)</text:p>
        </text:list-item>
        <text:list-item>
          <text:p text:style-name="P5">User friendly</text:p>
        </text:list-item>
        <text:list-item>
          <text:p text:style-name="P5"/>
        </text:list-item>
      </text:list>
      <text:p text:style-name="Standard"/>
      <text:p text:style-name="Standard"/>
      <text:list text:continue-list="list2271891806" text:style-name="WWNum3">
        <text:list-item>
          <text:p text:style-name="P4">Requerimentos funcionais</text:p>
        </text:list-item>
      </text:list>
      <text:list text:style-name="WWNum4">
        <text:list-item>
          <text:p text:style-name="P6">Registo / login / Gestão de perfil</text:p>
        </text:list-item>
        <text:list-item>
          <text:p text:style-name="P6">Múltiplas plataformas log in (Google / Facebook / registo por email / microsoft... Plug-ins)</text:p>
        </text:list-item>
        <text:list-item>
          <text:p text:style-name="P6">Utilizador deve poder alterar foto / nome / email de registo / dados pessoais</text:p>
        </text:list-item>
        <text:list-item>
          <text:p text:style-name="P6">Utilizador pode registar-se como VENDEDOR ( terá de inserir dados adicionais como NIF) originando uma alteração de interface quando está na conta vendedor</text:p>
        </text:list-item>
        <text:list-item>
          <text:p text:style-name="P6">Vendedor pode criar lojas com produtos em cada uma delas</text:p>
        </text:list-item>
        <text:list-item>
          <text:p text:style-name="P6">Vendedor atualiza produtos dentro de cada loja ( nivel de stock + preço)</text:p>
        </text:list-item>
        <text:list-item>
          <text:p text:style-name="P6">Possibilidade de visualizar as várias lojas de cada Vendedor no seu perfil</text:p>
        </text:list-item>
        <text:list-item>
          <text:p text:style-name="P6">Utilizador pode pesquisar por local ou “mais perto de si” (Google-map React)</text:p>
        </text:list-item>
        <text:list-item>
          <text:p text:style-name="P6">Utilizador pode pesquisar por produto ou junção de produtos</text:p>
        </text:list-item>
        <text:list-item>
          <text:p text:style-name="P6">Tabela para utilizadores unique ID</text:p>
        </text:list-item>
        <text:list-item>
          <text:p text:style-name="P6">Tabela para vendedores unique ID</text:p>
        </text:list-item>
        <text:list-item>
          <text:p text:style-name="P6">Tabela Lojas unique ID</text:p>
        </text:list-item>
        <text:list-item>
          <text:p text:style-name="P6">Tabela produtos ligados a loja</text:p>
        </text:list-item>
      </text:list>
      <text:p text:style-name="Standard"/>
      <text:p text:style-name="P1"/>
      <text:p text:style-name="Standard"/>
      <text:p text:style-name="P1"/>
      <text:p text:style-name="Standard"/>
      <text:p text:style-name="Standard"/>
      <text:p text:style-name="Standard"/>
      <text:p text:style-name="P1"><text:soft-page-break/></text:p>
      <text:p text:style-name="P1"/>
      <text:p text:style-name="P1">user: <text:span text:style-name="T3">user_id</text:span>, first_name, last_name, e-mail, is_vendor(boolean), ---created_timestamp(talvez?), modified_timestamp(talvez?), profile_picture, is_deleted</text:p>
      <text:p text:style-name="P1"/>
      <text:p text:style-name="P1">vendor: <text:span text:style-name="T3">vendor_id</text:span>, user<text:span text:style-name="T3">_id</text:span>(fk), nif, <text:span text:style-name="T3">is_deleted</text:span></text:p>
      <text:p text:style-name="P1">home_address: <text:s/>home_address_id, user_id, full_name, phone, street_address, postal_code, city, comment, <text:span text:style-name="T3">is_deleted</text:span></text:p>
      <text:p text:style-name="P2"><text:span text:style-name="T3">store</text:span>: <text:span text:style-name="T3">store_id, </text:span>vendor<text:span text:style-name="T3">_id, store_name, store_phone, store_email, description, profile_picture, street_address, city, postal_code, is_deleted</text:span></text:p>
      <text:p text:style-name="P3">store_gallery: store_gallery_id, store_id(fk), image_link</text:p>
      <text:p text:style-name="P3">order: order_id, user_id, home_address_id, store_id, created_timestamp, </text:p>
      <text:p text:style-name="P3">order_products: order_products_id, order_id, product_id, price, discount(?), quantity</text:p>
      <text:p text:style-name="P3">product: product_id product_name, store_id, description, price, discount, image_link, stock, is_unit(é à unidade ou kilo),</text:p>
      <text:p text:style-name="P3">product_gallery: product_gallery_id, product_id, image_link</text:p>
      <text:p text:style-name="P3">cart:</text:p>
      <text:p text:style-name="P1"/>
      <text:p text:style-name="P1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ptos" fo:font-size="11pt" fo:language="pt" fo:country="PT" style:letter-kerning="true" style:font-name-asian="Aptos1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Aptos" fo:font-size="11pt" fo:language="pt" fo:country="PT" style:letter-kerning="true" style:font-name-asian="Aptos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FreeSerif" style:font-family-complex="FreeSeri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FreeSerif" style:font-family-complex="FreeSeri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FreeSerif" style:font-family-complex="FreeSeri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FreeSerif" style:font-family-complex="FreeSeri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FreeSerif" style:font-family-complex="FreeSeri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FreeSerif" style:font-family-complex="FreeSeri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FreeSerif" style:font-family-complex="FreeSeri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FreeSerif" style:font-family-complex="FreeSeri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FreeSerif" style:font-family-complex="FreeSeri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FreeSerif" style:font-family-complex="FreeSeri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FreeSerif" style:font-family-complex="FreeSeri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_20__28_WW_29_" style:display-name="Default Paragraph Font (WW)" style:family="text"/>
    <style:style style:name="Heading_20_1_20_Char" style:display-name="Heading 1 Char" style:family="text" style:parent-style-name="Default_20_Paragraph_20_Font_20__28_WW_29_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FreeSerif" style:font-family-complex="FreeSeri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_20__28_WW_29_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FreeSerif" style:font-family-complex="FreeSeri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_20__28_WW_29_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FreeSerif" style:font-family-complex="FreeSeri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_20__28_WW_29_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FreeSerif" style:font-family-complex="FreeSeri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_20__28_WW_29_" loext:linked-style-name="Heading_20_5">
      <style:text-properties fo:color="#0f4761" loext:opacity="100%" style:font-name-asian="Aptos1" style:font-family-asian="Aptos" style:font-family-generic-asian="system" style:font-pitch-asian="variable" style:font-name-complex="FreeSerif" style:font-family-complex="FreeSeri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_20__28_WW_29_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FreeSerif" style:font-family-complex="FreeSeri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_20__28_WW_29_" loext:linked-style-name="Heading_20_7">
      <style:text-properties fo:color="#595959" loext:opacity="100%" style:font-name-asian="Aptos1" style:font-family-asian="Aptos" style:font-family-generic-asian="system" style:font-pitch-asian="variable" style:font-name-complex="FreeSerif" style:font-family-complex="FreeSeri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_20__28_WW_29_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FreeSerif" style:font-family-complex="FreeSeri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_20__28_WW_29_" loext:linked-style-name="Heading_20_9">
      <style:text-properties fo:color="#272727" loext:opacity="100%" style:font-name-asian="Aptos1" style:font-family-asian="Aptos" style:font-family-generic-asian="system" style:font-pitch-asian="variable" style:font-name-complex="FreeSerif" style:font-family-complex="FreeSeri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_20__28_WW_29_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FreeSerif" style:font-family-complex="FreeSeri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_20__28_WW_29_" loext:linked-style-name="Subtitle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FreeSerif" style:font-family-complex="FreeSeri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_20__28_WW_29_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_20__28_WW_29_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_20__28_WW_29_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_20__28_WW_29_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0209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209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0209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209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0209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209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0209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209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0209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898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898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898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898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898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898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898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898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898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niel Jorge Ribeiro Quaresma</meta:initial-creator>
    <meta:editing-cycles>4</meta:editing-cycles>
    <meta:creation-date>2024-05-02T20:49:00</meta:creation-date>
    <dc:date>2024-05-17T03:10:44.724216878</dc:date>
    <meta:editing-duration>PT3H37M21S</meta:editing-duration>
    <meta:generator>LibreOffice/7.6.6.3$Linux_X86_64 LibreOffice_project/60$Build-3</meta:generator>
    <meta:document-statistic meta:table-count="0" meta:image-count="0" meta:object-count="0" meta:page-count="2" meta:paragraph-count="33" meta:word-count="263" meta:character-count="1969" meta:non-whitespace-character-count="1759"/>
    <meta:user-defined meta:name="AppVersion">16.0000</meta:user-defined>
    <meta:template xlink:type="simple" xlink:actuate="onRequest" xlink:title="Normal" xlink:href=""/>
  </office:meta>
</office:document-meta>
</file>